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3" manifest:media-type="application/vnd.sun.star.oleobject"/>
  <manifest:file-entry manifest:full-path="Object 2" manifest:media-type="application/vnd.sun.star.oleobject"/>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igure_20_Body1">
      <style:paragraph-properties fo:margin-top="0cm" fo:margin-bottom="0cm" loext:contextual-spacing="false"/>
      <style:text-properties officeooo:paragraph-rsid="00011ac3"/>
    </style:style>
    <style:style style:name="P2" style:family="paragraph" style:parent-style-name="Figure_20_Title">
      <style:text-properties officeooo:paragraph-rsid="00011ac3"/>
    </style:style>
    <style:style style:name="P3" style:family="paragraph" style:parent-style-name="Standard" style:list-style-name="WW8Num6">
      <style:paragraph-properties fo:margin-left="0.635cm" fo:margin-right="0cm" fo:text-indent="-0.635cm" style:auto-text-indent="false"/>
      <style:text-properties officeooo:paragraph-rsid="00011ac3"/>
    </style:style>
    <style:style style:name="P4" style:family="paragraph" style:parent-style-name="Standard">
      <style:paragraph-properties fo:margin-left="0.635cm" fo:margin-right="0cm" fo:text-indent="-0.635cm" style:auto-text-indent="false"/>
      <style:text-properties officeooo:paragraph-rsid="00011ac3"/>
    </style:style>
    <style:style style:name="P5" style:family="paragraph" style:parent-style-name="Standard">
      <style:paragraph-properties fo:margin-left="0.635cm" fo:margin-right="0cm" fo:text-indent="-0.635cm" style:auto-text-indent="false"/>
      <style:text-properties officeooo:rsid="00011ac3" officeooo:paragraph-rsid="00011ac3"/>
    </style:style>
    <style:style style:name="P6" style:family="paragraph" style:parent-style-name="Standard">
      <style:paragraph-properties fo:margin-left="0.635cm" fo:margin-right="0cm" fo:text-indent="-0.635cm" style:auto-text-indent="false"/>
      <style:text-properties style:font-name="Liberation Sans" officeooo:paragraph-rsid="00011ac3"/>
    </style:style>
    <style:style style:name="P7" style:family="paragraph" style:parent-style-name="Standard">
      <style:paragraph-properties fo:margin-left="0.635cm" fo:margin-right="0cm" fo:text-indent="-0.635cm" style:auto-text-indent="false"/>
      <style:text-properties style:font-name="Liberation Sans" officeooo:rsid="00011ac3" officeooo:paragraph-rsid="00011ac3"/>
    </style:style>
    <style:style style:name="P8" style:family="paragraph" style:parent-style-name="Standard">
      <style:paragraph-properties fo:margin-left="0.635cm" fo:margin-right="0cm" fo:text-indent="-0.635cm" style:auto-text-indent="false"/>
      <style:text-properties style:font-name="Liberation Sans" fo:font-size="12pt" officeooo:paragraph-rsid="00011ac3" style:font-size-asian="12pt" style:font-size-complex="12pt"/>
    </style:style>
    <style:style style:name="P9" style:family="paragraph" style:parent-style-name="Standard">
      <style:paragraph-properties fo:margin-left="0.635cm" fo:margin-right="0cm" fo:text-indent="-0.635cm" style:auto-text-indent="false"/>
      <style:text-properties style:font-name="Liberation Sans" fo:font-size="12pt" officeooo:rsid="00026dbf" officeooo:paragraph-rsid="00026dbf" style:font-size-asian="12pt" style:font-size-complex="12pt"/>
    </style:style>
    <style:style style:name="P10" style:family="paragraph" style:parent-style-name="Standard">
      <style:paragraph-properties fo:margin-left="0.635cm" fo:margin-right="0cm" fo:text-indent="-0.635cm" style:auto-text-indent="false" fo:break-before="page"/>
      <style:text-properties style:font-name="Liberation Sans" fo:font-size="12pt" officeooo:rsid="00026dbf" officeooo:paragraph-rsid="00026dbf" style:font-size-asian="12pt" style:font-size-complex="12pt"/>
    </style:style>
    <style:style style:name="P11" style:family="paragraph" style:parent-style-name="Standard">
      <style:paragraph-properties fo:margin-left="0cm" fo:margin-right="0cm" fo:text-align="center" style:justify-single-word="false" fo:text-indent="0cm" style:auto-text-indent="false"/>
      <style:text-properties officeooo:paragraph-rsid="00011ac3"/>
    </style:style>
    <style:style style:name="P12" style:family="paragraph" style:parent-style-name="Standard" style:list-style-name="WW8Num6">
      <style:paragraph-properties fo:margin-left="0cm" fo:margin-right="0cm" fo:text-indent="0cm" style:auto-text-indent="false"/>
      <style:text-properties officeooo:rsid="00026dbf" officeooo:paragraph-rsid="00026dbf"/>
    </style:style>
    <style:style style:name="P13" style:family="paragraph" style:parent-style-name="Standard">
      <style:paragraph-properties fo:margin-left="0cm" fo:margin-right="0cm" fo:text-indent="0cm" style:auto-text-indent="false"/>
      <style:text-properties officeooo:rsid="00026dbf" officeooo:paragraph-rsid="00026dbf"/>
    </style:style>
    <style:style style:name="P14" style:family="paragraph" style:parent-style-name="Standard">
      <style:paragraph-properties fo:margin-left="0cm" fo:margin-right="0cm" fo:text-align="center" style:justify-single-word="false" fo:text-indent="0cm" style:auto-text-indent="false"/>
      <style:text-properties officeooo:rsid="00026dbf" officeooo:paragraph-rsid="00026dbf"/>
    </style:style>
    <style:style style:name="P15"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text-properties officeooo:paragraph-rsid="00011ac3"/>
    </style:style>
    <style:style style:name="P16" style:family="paragraph" style:parent-style-name="Standard">
      <style:paragraph-properties fo:margin-left="0cm" fo:margin-right="0cm" fo:text-indent="0cm" style:auto-text-indent="false" style:writing-mode="lr-tb"/>
      <style:text-properties style:font-name="Times New Roman" fo:font-size="12pt" officeooo:paragraph-rsid="00011ac3" style:font-size-asian="12pt" style:font-size-complex="12pt"/>
    </style:style>
    <style:style style:name="P17" style:family="paragraph" style:parent-style-name="Standard">
      <style:paragraph-properties fo:margin-left="0cm" fo:margin-right="0cm" fo:text-indent="0cm" style:auto-text-indent="false" style:writing-mode="lr-tb"/>
      <style:text-properties officeooo:paragraph-rsid="00011ac3"/>
    </style:style>
    <style:style style:name="P18" style:family="paragraph" style:parent-style-name="Text_20_body">
      <style:text-properties officeooo:paragraph-rsid="00011ac3"/>
    </style:style>
    <style:style style:name="P19" style:family="paragraph" style:parent-style-name="Text_20_body">
      <style:paragraph-properties fo:margin-left="0cm" fo:margin-right="0cm" fo:text-indent="0cm" style:auto-text-indent="false"/>
      <style:text-properties officeooo:paragraph-rsid="00026dbf"/>
    </style:style>
    <style:style style:name="P20" style:family="paragraph" style:parent-style-name="Text_20_body">
      <style:paragraph-properties fo:margin-left="0.635cm" fo:margin-right="0cm" fo:text-indent="-0.635cm" style:auto-text-indent="false"/>
      <style:text-properties officeooo:paragraph-rsid="00026dbf"/>
    </style:style>
    <style:style style:name="P21" style:family="paragraph" style:parent-style-name="Text_20_body_20_indent">
      <style:paragraph-properties fo:margin-left="0cm" fo:margin-right="0cm" fo:text-indent="0cm" style:auto-text-indent="false"/>
      <style:text-properties officeooo:paragraph-rsid="00011ac3"/>
    </style:style>
    <style:style style:name="T1" style:family="text">
      <style:text-properties fo:font-size="14pt" fo:font-weight="bold" style:font-size-asian="14pt" style:font-weight-asian="bold" style:font-size-complex="14pt"/>
    </style:style>
    <style:style style:name="T2" style:family="text">
      <style:text-properties officeooo:rsid="00011ac3"/>
    </style:style>
    <style:style style:name="T3" style:family="text">
      <style:text-properties fo:color="#000000" fo:font-size="12pt" style:text-underline-style="solid" style:text-underline-width="auto" style:text-underline-color="font-color" style:font-size-asian="12pt" style:font-size-complex="12pt"/>
    </style:style>
    <style:style style:name="T4" style:family="text">
      <style:text-properties fo:color="#000000" fo:font-size="12pt" style:font-size-asian="12pt" style:font-size-complex="12pt"/>
    </style:style>
    <style:style style:name="T5" style:family="text">
      <style:text-properties fo:color="#000000" style:text-underline-style="solid" style:text-underline-width="auto" style:text-underline-color="font-color"/>
    </style:style>
    <style:style style:name="T6" style:family="text">
      <style:text-properties fo:color="#000000" style:text-underline-style="solid" style:text-underline-width="auto" style:text-underline-color="font-color" officeooo:rsid="00011ac3"/>
    </style:style>
    <style:style style:name="T7" style:family="text">
      <style:text-properties fo:color="#000000"/>
    </style:style>
    <style:style style:name="T8" style:family="text">
      <style:text-properties fo:color="#000000" officeooo:rsid="00011ac3"/>
    </style:style>
    <style:style style:name="T9" style:family="text">
      <style:text-properties fo:color="#000000" style:font-name="Liberation Sans" fo:font-size="12pt" style:text-underline-style="solid" style:text-underline-width="auto" style:text-underline-color="font-color" style:font-size-asian="12pt" style:font-size-complex="12pt"/>
    </style:style>
    <style:style style:name="T10" style:family="text">
      <style:text-properties fo:color="#000000" style:font-name="Liberation Sans" fo:font-size="12pt" style:font-size-asian="12pt" style:font-size-complex="12pt"/>
    </style:style>
    <style:style style:name="T11" style:family="text">
      <style:text-properties style:text-underline-style="solid" style:text-underline-width="auto" style:text-underline-color="font-color"/>
    </style:style>
    <style:style style:name="T12" style:family="text">
      <style:text-properties style:font-name="Liberation Sans" officeooo:rsid="00011ac3"/>
    </style:style>
    <style:style style:name="T13" style:family="text">
      <style:text-properties style:font-name="Times New Roman"/>
    </style:style>
    <style:style style:name="T14" style:family="text">
      <style:text-properties style:font-name="Times New Roman" fo:font-size="12pt" style:font-size-asian="12pt"/>
    </style:style>
    <style:style style:name="T15" style:family="text">
      <style:text-properties style:font-name="Times New Roman" fo:font-size="12pt" officeooo:rsid="00011ac3" style:font-size-asian="12pt"/>
    </style:style>
    <style:style style:name="T16" style:family="text">
      <style:text-properties style:font-name="Times New Roman" fo:font-size="12pt" style:font-size-asian="12pt" style:font-size-complex="12pt"/>
    </style:style>
    <style:style style:name="T17" style:family="text">
      <style:text-properties style:font-name="Times New Roman" fo:font-size="12pt" officeooo:rsid="00011ac3" style:font-size-asian="12pt" style:font-size-complex="12pt"/>
    </style:style>
    <style:style style:name="T18" style:family="text">
      <style:text-properties style:font-name="Times New Roman" fo:font-size="12pt" officeooo:rsid="00026dbf" style:font-size-asian="12pt" style:font-size-complex="12pt"/>
    </style:style>
    <style:style style:name="T19" style:family="text">
      <style:text-properties style:font-name="Times New Roman" fo:font-size="12pt" officeooo:rsid="00026dbf" style:font-size-asian="12pt"/>
    </style:style>
    <style:style style:name="T20" style:family="text">
      <style:text-properties style:font-name="Times New Roman" officeooo:rsid="00011ac3"/>
    </style:style>
    <style:style style:name="T21" style:family="text">
      <style:text-properties officeooo:rsid="00026dbf"/>
    </style:style>
    <style:style style:name="T22" style:family="text">
      <style:text-properties style:text-underline-style="none"/>
    </style:style>
    <style:style style:name="fr1" style:family="graphic" style:parent-style-name="OLE">
      <style:graphic-properties fo:margin-left="0cm" fo:margin-right="0cm" fo:margin-top="0cm" fo:margin-bottom="0cm" style:vertical-pos="top" style:vertical-rel="baseline" fo:padding="0.002cm" fo:border="none" draw:ole-draw-aspect="1" draw:visible-area-top="0cm" draw:visible-area-width="9.077cm" draw:visible-area-height="2.67cm"/>
    </style:style>
    <style:style style:name="fr2" style:family="graphic" style:parent-style-name="OLE">
      <style:graphic-properties fo:margin-left="0cm" fo:margin-right="0cm" fo:margin-top="0cm" fo:margin-bottom="0cm" style:vertical-pos="top" style:vertical-rel="baseline" fo:padding="0.002cm" fo:border="none" draw:ole-draw-aspect="1" draw:visible-area-top="0cm" draw:visible-area-width="6.826cm" draw:visible-area-height="4.868cm"/>
    </style:style>
    <style:style style:name="fr3" style:family="graphic" style:parent-style-name="OLE">
      <style:graphic-properties fo:margin-left="0cm" fo:margin-right="0cm" fo:margin-top="0cm" fo:margin-bottom="0cm" style:vertical-pos="top" style:vertical-rel="baseline" fo:padding="0.002cm" fo:border="none" draw:ole-draw-aspect="1" draw:visible-area-top="0cm" draw:visible-area-width="13.467cm" draw:visible-area-height="11.165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4">Assignment Module 10 – Alina Nahidi</text:p>
      <text:p text:style-name="P11"/>
      <text:p text:style-name="P11"/>
      <text:p text:style-name="P11"/>
      <text:p text:style-name="P11"/>
      <text:p text:style-name="P11"><draw:frame draw:style-name="fr3" draw:name="Object1" text:anchor-type="as-char" svg:width="13.471cm" svg:height="11.169cm" draw:z-index="0"><draw:object-ole xlink:href="./Object 1" xlink:type="simple" xlink:show="embed" xlink:actuate="onLoad"/><draw:image xlink:href="./ObjectReplacements/Object 1" xlink:type="simple" xlink:show="embed" xlink:actuate="onLoad"/><svg:desc>OLE-object</svg:desc></draw:frame></text:p>
      <text:p text:style-name="P2">Figure 1: ERD for Problems 1 to 4</text:p>
      <text:p text:style-name="P21"><text:span text:style-name="T1">1. Requirements for Data Modeling Problems</text:span></text:p>
      <text:list xml:id="list3888652268" text:style-name="WW8Num6">
        <text:list-item>
          <text:p text:style-name="P3">For the ERD in Figure 1, you should indicate the applications of the entity type rule. For each entity type rule application, you should identify the table name, primary key, and other columns. You do not need to write CREATE TABLE statements.</text:p>
        </text:list-item>
      </text:list>
      <text:p text:style-name="P4"/>
      <text:p text:style-name="P5">Solution-</text:p>
      <text:p text:style-name="P5"/>
      <text:p text:style-name="P6"><text:span text:style-name="T2">Student ( </text:span><text:span text:style-name="T3">StdNo, </text:span><text:span text:style-name="T4">StdName, StdAddress, StdCity, StdState ,StdZip, StdEmail</text:span><text:span text:style-name="T2">)</text:span></text:p>
      <text:p text:style-name="P6"/>
      <text:p text:style-name="P7">Lender ( <text:span text:style-name="T11">LenderNo</text:span>, LenderName )</text:p>
      <text:p text:style-name="P8"/>
      <text:p text:style-name="P8"><text:span text:style-name="T2">Institution ( </text:span><text:span text:style-name="T5">InstID</text:span><text:span text:style-name="T7">, InstName, InstMascot</text:span><text:span text:style-name="T2"> )</text:span></text:p>
      <text:p text:style-name="P7"/>
      <text:p text:style-name="P8"><text:span text:style-name="T2">Loan ( </text:span><text:span text:style-name="T5">LoanNo</text:span><text:span text:style-name="T7">, ProcDate, DisbMethod, DisbBank, DateAuth, NoteValue, Subsidized, Rate</text:span><text:span text:style-name="T2">)</text:span></text:p>
      <text:p text:style-name="P8"/>
      <text:p text:style-name="P8"><text:span text:style-name="T2">DisburseLine ( </text:span><text:span text:style-name="T5">DateSent</text:span><text:span text:style-name="T7">, Amount, OrigFee, GuarFee </text:span><text:span text:style-name="T2">)</text:span></text:p>
      <text:p text:style-name="P8"/>
      <text:p text:style-name="P8"/>
      <text:p text:style-name="P8"/>
      <text:p text:style-name="P8"><text:span text:style-name="T2">2. <text:s/></text:span>For the ERD in Figure 1, you should indicate applications of the 1-M relationship rule. For each 1-M relationship rule application, you should indicate the changes to the <text:soft-page-break/>tables you listed in problem 1 including foreign key columns and NOT NULL constraints for foreign keys if necessary.</text:p>
      <text:p text:style-name="P8"/>
      <text:p text:style-name="P8"/>
      <text:p text:style-name="P6"><text:span text:style-name="T2">Student ( </text:span><text:span text:style-name="T3">StdNo, </text:span><text:span text:style-name="T4">StdName, StdAddress, StdCity, StdState ,StdZip, StdEmail</text:span><text:span text:style-name="T2">)</text:span></text:p>
      <text:p text:style-name="P6"/>
      <text:p text:style-name="P7">Lender ( <text:span text:style-name="T11">LenderNo</text:span>, LenderName )</text:p>
      <text:p text:style-name="P7"/>
      <text:p text:style-name="P8"><text:span text:style-name="T2">Institution ( </text:span><text:span text:style-name="T5">InstID</text:span><text:span text:style-name="T7">, InstName, InstMascot</text:span><text:span text:style-name="T2"> )</text:span></text:p>
      <text:p text:style-name="P7"/>
      <text:p text:style-name="P8"><text:span text:style-name="T2">Loan ( </text:span><text:span text:style-name="T5">LoanNo</text:span><text:span text:style-name="T7">, ProcDate, DisbMethod, DisbBank, DateAuth, NoteValue, Subsidized, Rate, </text:span><text:span text:style-name="T8">StdID,InstID,LenderNo</text:span><text:span text:style-name="T2">)</text:span></text:p>
      <text:p text:style-name="P17"><text:span text:style-name="T14">FOREIGN KEY(</text:span><text:span text:style-name="T15">StdID</text:span><text:span text:style-name="T14">) REFERENCES </text:span><text:span text:style-name="T15">Student </text:span><text:span text:style-name="T19">NOT NULL</text:span></text:p>
      <text:p text:style-name="P17"><text:span text:style-name="T14">FOREIGN KEY(</text:span><text:span text:style-name="T15">InstID</text:span><text:span text:style-name="T14">) REFERENCES </text:span><text:span text:style-name="T15">Institution </text:span><text:span text:style-name="T19">NOT NULL</text:span></text:p>
      <text:p text:style-name="P17"><text:span text:style-name="T16">FOREIGN KEY(</text:span><text:span text:style-name="T17">LenderNo</text:span><text:span text:style-name="T16">) REFERENCES </text:span><text:span text:style-name="T17">Lender </text:span><text:span text:style-name="T18">NOT NULL</text:span></text:p>
      <text:p text:style-name="P16"/>
      <text:p text:style-name="P8"/>
      <text:p text:style-name="P8"><text:span text:style-name="T2">DisburseLine ( </text:span><text:span text:style-name="T5">DateSent</text:span><text:span text:style-name="T7">, Amount, OrigFee, GuarFee </text:span><text:span text:style-name="T2">)</text:span></text:p>
      <text:p text:style-name="Text_20_body"><text:span text:style-name="T16">FOREIGN KEY(</text:span><text:span text:style-name="T17">LoanNo</text:span><text:span text:style-name="T16">) REFERENCES </text:span><text:span text:style-name="T17">Loan </text:span><text:span text:style-name="T18">NOT NULL</text:span></text:p>
      <text:p text:style-name="Text_20_body"><text:span text:style-name="T17"/></text:p>
      <text:p text:style-name="Text_20_body"/>
      <text:p text:style-name="P4"><text:span text:style-name="T2">3. <text:s text:c="3"/></text:span>For the ERD in Figure 1, you should indicate applications of the M-N relationship rule. For each M-N relationship rule application, you should list the table name, primary key, and other columns.</text:p>
      <text:p text:style-name="P4"/>
      <text:p text:style-name="P4">-<text:span text:style-name="T2">No M-N relationship listed.</text:span></text:p>
      <text:p text:style-name="P4"/>
      <text:p text:style-name="P4"/>
      <text:p text:style-name="P4"/>
      <text:p text:style-name="P4"><text:span text:style-name="T2">4. <text:s text:c="2"/></text:span>For the ERD in Figure 1, you should indicate applications of the identifying relationship rule. For each identifying relationship rule application, you should indicate the changes to the tables you listed in problem 2.</text:p>
      <text:p text:style-name="P4"/>
      <text:p text:style-name="P4">-</text:p>
      <text:p text:style-name="P4"><text:span text:style-name="T12">Student ( </text:span><text:span text:style-name="T9">StdNo, </text:span><text:span text:style-name="T10">StdName, StdAddress, StdCity, StdState ,StdZip, StdEmail</text:span><text:span text:style-name="T12">)</text:span></text:p>
      <text:p text:style-name="P6"/>
      <text:p text:style-name="P7">Lender ( <text:span text:style-name="T11">LenderNo</text:span>, LenderName )</text:p>
      <text:p text:style-name="P7"/>
      <text:p text:style-name="P8"><text:span text:style-name="T2">Institution ( </text:span><text:span text:style-name="T5">InstID</text:span><text:span text:style-name="T7">, InstName, InstMascot</text:span><text:span text:style-name="T2"> )</text:span></text:p>
      <text:p text:style-name="P7"/>
      <text:p text:style-name="P8"><text:span text:style-name="T2">Loan ( </text:span><text:span text:style-name="T5">LoanNo</text:span><text:span text:style-name="T7">, ProcDate, DisbMethod, DisbBank, DateAuth, NoteValue, Subsidized, Rate, </text:span><text:span text:style-name="T8">StdID,InstID,LenderNo</text:span><text:span text:style-name="T2">)</text:span></text:p>
      <text:p text:style-name="P17"><text:span text:style-name="T14">FOREIGN KEY(</text:span><text:span text:style-name="T15">StdID</text:span><text:span text:style-name="T14">) REFERENCES </text:span><text:span text:style-name="T15">Student</text:span></text:p>
      <text:p text:style-name="P17"><text:span text:style-name="T14">FOREIGN KEY(</text:span><text:span text:style-name="T15">InstID</text:span><text:span text:style-name="T14">) REFERENCES </text:span><text:span text:style-name="T15">Institution</text:span></text:p>
      <text:p text:style-name="P17"><text:span text:style-name="T16">FOREIGN KEY(</text:span><text:span text:style-name="T17">LenderNo</text:span><text:span text:style-name="T16">) REFERENCES </text:span><text:span text:style-name="T17">Lender</text:span></text:p>
      <text:p text:style-name="P16"/>
      <text:p text:style-name="P8"/>
      <text:p text:style-name="P8"><text:span text:style-name="T2">DisburseLine ( </text:span><text:span text:style-name="T5">DateSent</text:span><text:span text:style-name="T7">, </text:span><text:span text:style-name="T6">LoanNO</text:span><text:span text:style-name="T8">,</text:span><text:span text:style-name="T7"> Amount, OrigFee, GuarFee </text:span><text:span text:style-name="T2">)</text:span></text:p>
      <text:p text:style-name="P18"><text:span text:style-name="T16">FOREIGN KEY(</text:span><text:span text:style-name="T17">LoanNo</text:span><text:span text:style-name="T16">) REFERENCES </text:span><text:span text:style-name="T17">Loan</text:span></text:p>
      <text:p text:style-name="P4"><text:span text:style-name="T17"/></text:p>
      <text:p text:style-name="P4"><text:soft-page-break/></text:p>
      <text:p text:style-name="P4"/>
      <text:p text:style-name="P4"/>
      <text:p text:style-name="P4"/>
      <text:list xml:id="list163313123046392" text:continue-numbering="true" text:style-name="WW8Num6">
        <text:list-item>
          <text:p text:style-name="P3">Convert the ERD<text:alphabetical-index-mark text:string-value="ERD"/> shown in Figure 2 into tables. <text:s/>List the conversion rules used and table design. For each table, you should list the primary key, foreign keys, other columns, and NOT NULL constraints for foreign keys if necessary. You do not need to write CREATE TABLE statements.</text:p>
        </text:list-item>
      </text:list>
      <text:p text:style-name="P1"><draw:frame draw:style-name="fr2" draw:name="Object2" text:anchor-type="as-char" svg:width="6.832cm" svg:height="4.852cm" draw:z-index="1"><draw:object-ole xlink:href="./Object 2" xlink:type="simple" xlink:show="embed" xlink:actuate="onLoad"/><draw:image xlink:href="./ObjectReplacements/Object 2" xlink:type="simple" xlink:show="embed" xlink:actuate="onLoad"/><svg:desc>OLE-object</svg:desc></draw:frame></text:p>
      <text:p text:style-name="P2">Figure 2: ERD for Conversion Problem 5</text:p>
      <text:p text:style-name="P2"/>
      <text:p text:style-name="P2"/>
      <text:p text:style-name="P2"/>
      <text:list xml:id="list163311795956251" text:continue-numbering="true" text:style-name="WW8Num6">
        <text:list-header>
          <text:p text:style-name="P12">Solution-</text:p>
        </text:list-header>
      </text:list>
      <text:p text:style-name="P13">Account( <text:span text:style-name="T11">Acctid</text:span>, AcctName, Balance, Decomposed )</text:p>
      <text:p text:style-name="P19"><text:span text:style-name="T18">FOREIGN KEY(Decomposed) REFERENCES Account</text:span></text:p>
      <text:p text:style-name="P13"/>
      <text:p text:style-name="P13"/>
      <text:p text:style-name="P13"/>
      <text:p text:style-name="P13"/>
      <text:list xml:id="list163312908185125" text:continue-numbering="true" text:style-name="WW8Num6">
        <text:list-item>
          <text:p text:style-name="P3">Convert the ERD<text:alphabetical-index-mark text:string-value="ERD"/> shown in Figure 3 into tables. <text:s/>List the conversion rules used and table design. For each table, you should list the primary key, foreign keys, other columns, and NOT NULL constraints for foreign keys if necessary. You do not need to write CREATE TABLE statements.</text:p>
        </text:list-item>
      </text:list>
      <text:p text:style-name="P15"><draw:frame draw:style-name="fr1" draw:name="Object3" text:anchor-type="as-char" svg:width="9.079cm" svg:height="2.672cm" draw:z-index="2"><draw:object-ole xlink:href="./Object 3" xlink:type="simple" xlink:show="embed" xlink:actuate="onLoad"/><draw:image xlink:href="./ObjectReplacements/Object 3" xlink:type="simple" xlink:show="embed" xlink:actuate="onLoad"/><svg:desc>OLE-object</svg:desc></draw:frame></text:p>
      <text:p text:style-name="P2">Figure 3: ERD for Conversion Problem 6</text:p>
      <text:p text:style-name="P8"/>
      <text:p text:style-name="P9">Solution-</text:p>
      <text:p text:style-name="P9"/>
      <text:p text:style-name="P9">Owner ( <text:span text:style-name="T11">OwnId, OwnName, OwnPhone</text:span> )</text:p>
      <text:p text:style-name="P9"/>
      <text:p text:style-name="P9">Property ( <text:span text:style-name="T11">PropId, </text:span><text:span text:style-name="T22">BldgName, UnitNo, Bdrms</text:span>)</text:p>
      <text:p text:style-name="P8"/>
      <text:p text:style-name="P9">Share <text:s/>(<text:span text:style-name="T11">PropId, OwnId</text:span><text:span text:style-name="T22">, StartWeek, EndWeek </text:span>)</text:p>
      <text:p text:style-name="P20"><text:span text:style-name="T18">FOREIGN KEY(PropId) REFERENCES Property</text:span></text:p>
      <text:p text:style-name="P20"><text:span text:style-name="T18">FOREIGN KEY(OwnId) REFERENCES Owner</text:span></text:p>
      <text:p text:style-name="P20"><text:span text:style-name="T18"/></text:p>
      <text:p text:style-name="P10"><text:s/></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Text_20_body_20_indent" style:display-name="Text body indent" style:family="paragraph" style:parent-style-name="Standard" style:class="text"/>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PM0_7e_LT_7e_Gliederung_20_1" style:display-name="PM0~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M0_7e_LT_7e_Gliederung_20_2" style:display-name="PM0~LT~Gliederung 2" style:family="paragraph" style:parent-style-name="PM0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M0_7e_LT_7e_Gliederung_20_3" style:display-name="PM0~LT~Gliederung 3" style:family="paragraph" style:parent-style-name="PM0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M0_7e_LT_7e_Gliederung_20_4" style:display-name="PM0~LT~Gliederung 4" style:family="paragraph" style:parent-style-name="PM0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5" style:display-name="PM0~LT~Gliederung 5" style:family="paragraph" style:parent-style-name="PM0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6" style:display-name="PM0~LT~Gliederung 6" style:family="paragraph" style:parent-style-name="PM0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7" style:display-name="PM0~LT~Gliederung 7" style:family="paragraph" style:parent-style-name="PM0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8" style:display-name="PM0~LT~Gliederung 8" style:family="paragraph" style:parent-style-name="PM0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9" style:display-name="PM0~LT~Gliederung 9" style:family="paragraph" style:parent-style-name="PM0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Titel" style:display-name="PM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PM0_7e_LT_7e_Untertitel" style:display-name="PM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M0_7e_LT_7e_Notizen" style:display-name="PM0~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M0_7e_LT_7e_Hintergrundobjekte" style:display-name="PM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M0_7e_LT_7e_Hintergrund" style:display-name="PM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none" fo:country="none" style:language-asian="none" style:country-asian="non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month/>
      <number:text>/</number:text>
      <number:day/>
      <number:text>/</number:text>
      <number:year number:style="long"/>
    </number:date-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6:05:37.261779278</meta:creation-date>
    <dc:date>2022-03-29T16:33:11.507701901</dc:date>
    <meta:editing-duration>PT9M7S</meta:editing-duration>
    <meta:editing-cycles>1</meta:editing-cycles>
    <meta:document-statistic meta:table-count="0" meta:image-count="0" meta:object-count="3" meta:page-count="4" meta:paragraph-count="50" meta:word-count="488" meta:character-count="3302" meta:non-whitespace-character-count="2852"/>
    <meta:generator>LibreOffice/6.4.7.2$Linux_X86_64 LibreOffice_project/40$Build-2</meta:generator>
  </office:meta>
</office:document-meta>
</file>